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06.5pt"/>
    </style:style>
    <style:style style:name="co2" style:family="table-column">
      <style:table-column-properties fo:break-before="auto" style:column-width="108.79pt"/>
    </style:style>
    <style:style style:name="co3" style:family="table-column">
      <style:table-column-properties fo:break-before="auto" style:column-width="216.11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48.76pt" fo:break-before="auto" style:use-optimal-row-height="true"/>
    </style:style>
    <style:style style:name="ro2" style:family="table-row">
      <style:table-row-properties style:row-height="33pt" fo:break-before="auto" style:use-optimal-row-height="true"/>
    </style:style>
    <style:style style:name="ro3" style:family="table-row">
      <style:table-row-properties style:row-height="64.49pt" fo:break-before="auto" style:use-optimal-row-height="true"/>
    </style:style>
    <style:style style:name="ro4" style:family="table-row">
      <style:table-row-properties style:row-height="80.25pt" fo:break-before="auto" style:use-optimal-row-height="true"/>
    </style:style>
    <style:style style:name="ro5" style:family="table-row">
      <style:table-row-properties style:row-height="96.01pt" fo:break-before="auto" style:use-optimal-row-height="true"/>
    </style:style>
    <style:style style:name="ro6" style:family="table-row">
      <style:table-row-properties style:row-height="17.35pt" fo:break-before="auto" style:use-optimal-row-height="true"/>
    </style:style>
    <style:style style:name="ro7" style:family="table-row">
      <style:table-row-properties style:row-height="48.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4pt" style:font-size-asian="14pt" style:font-size-complex="14pt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number-columns-repeated="1021" table:default-cell-style-name="ce7"/>
        <table:table-row table:style-name="ro1">
          <table:table-cell office:value-type="string" calcext:value-type="string">
            <text:p>roe</text:p>
          </table:table-cell>
          <table:table-cell office:value-type="string" calcext:value-type="string">
            <text:p>rəʊ </text:p>
          </table:table-cell>
          <table:table-cell office:value-type="string" calcext:value-type="string">
            <text:p>икра(не еда)</text:p>
            <text:p>Caviar is sturgeon roe prepared by a special process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loud</text:p>
          </table:table-cell>
          <table:table-cell office:value-type="string" calcext:value-type="string">
            <text:p>əˈlaʊd</text:p>
          </table:table-cell>
          <table:table-cell office:value-type="string" calcext:value-type="string">
            <text:p>Вслух</text:p>
            <text:p>Joanne, would you read the poem aloud?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ake</text:p>
          </table:table-cell>
          <table:table-cell/>
          <table:table-cell office:value-type="string" calcext:value-type="string">
            <text:p>Тормоз</text:p>
            <text:p>I managed to put the brakes on just in time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are</text:p>
          </table:table-cell>
          <table:table-cell/>
          <table:table-cell office:value-type="string" calcext:value-type="string">
            <text:p>стоимость проезда</text:p>
            <text:p>Air fares have shot up by 20%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aze</text:p>
          </table:table-cell>
          <table:table-cell office:value-type="string" calcext:value-type="string">
            <text:p>feɪz</text:p>
          </table:table-cell>
          <table:table-cell office:value-type="string" calcext:value-type="string">
            <text:p>смутить</text:p>
            <text:p>John was embarrassed, but it didn’t faze Mike a bit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rate</text:p>
          </table:table-cell>
          <table:table-cell office:value-type="string" calcext:value-type="string">
            <text:p>ɡreɪt</text:p>
          </table:table-cell>
          <table:table-cell office:value-type="string" calcext:value-type="string">
            <text:p>Натереть</text:p>
            <text:p>Peel and grate the potatoes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oarse</text:p>
          </table:table-cell>
          <table:table-cell office:value-type="string" calcext:value-type="string">
            <text:p>hɔːs</text:p>
          </table:table-cell>
          <table:table-cell office:value-type="string" calcext:value-type="string">
            <text:p>хриплый</text:p>
            <text:p>The teacher was hoarse from shouting.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aze</text:p>
          </table:table-cell>
          <table:table-cell/>
          <table:table-cell office:value-type="string" calcext:value-type="string">
            <text:p>бездельничать</text:p>
            <text:p>We lazed around, gazing at the views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ow mowed mown</text:p>
          </table:table-cell>
          <table:table-cell office:value-type="string" calcext:value-type="string">
            <text:p>məʊ</text:p>
          </table:table-cell>
          <table:table-cell office:value-type="string" calcext:value-type="string">
            <text:p>Косить</text:p>
            <text:p>It’s time to mow the lawn again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oan</text:p>
          </table:table-cell>
          <table:table-cell office:value-type="string" calcext:value-type="string">
            <text:p>məʊn</text:p>
          </table:table-cell>
          <table:table-cell office:value-type="string" calcext:value-type="string">
            <text:p>жаловаться, ныть</text:p>
            <text:p>She's always moaning about something.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are</text:p>
          </table:table-cell>
          <table:table-cell office:value-type="string" calcext:value-type="string">
            <text:p>peə</text:p>
          </table:table-cell>
          <table:table-cell office:value-type="string" calcext:value-type="string">
            <text:p>Счистить</text:p>
            <text:p>to cut off the outer layer of something, using a sharp knife</text:p>
            <text:p>Pare the rind from the fruit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ail</text:p>
          </table:table-cell>
          <table:table-cell office:value-type="string" calcext:value-type="string">
            <text:p>peɪl</text:p>
          </table:table-cell>
          <table:table-cell office:value-type="string" calcext:value-type="string">
            <text:p>ведро</text:p>
            <text:p>a pail of wat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ne</text:p>
          </table:table-cell>
          <table:table-cell/>
          <table:table-cell office:value-type="string" calcext:value-type="string">
            <text:p>оконное стекло</text:p>
            <text:p>The bullet shattered two panes of glass.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peal</text:p>
          </table:table-cell>
          <table:table-cell/>
          <table:table-cell office:value-type="string" calcext:value-type="string">
            <text:p>взрыв </text:p>
            <text:p>a loud sound of laughter, thunder</text:p>
            <text:p>We could hear peals of laughter coming from the hall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eel</text:p>
          </table:table-cell>
          <table:table-cell/>
          <table:table-cell office:value-type="string" calcext:value-type="string">
            <text:p>Почистить</text:p>
            <text:p>Peel and dice the potatoes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laice</text:p>
          </table:table-cell>
          <table:table-cell office:value-type="string" calcext:value-type="string">
            <text:p>pleɪs</text:p>
          </table:table-cell>
          <table:table-cell office:value-type="string" calcext:value-type="string">
            <text:p>камбала</text:p>
            <text:p>Prepare the plaice to the end of stage 2,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ay</text:p>
          </table:table-cell>
          <table:table-cell office:value-type="string" calcext:value-type="string">
            <text:p>preɪ</text:p>
          </table:table-cell>
          <table:table-cell office:value-type="string" calcext:value-type="string">
            <text:p>молиться</text:p>
            <text:p>Let us pray for peace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ey</text:p>
          </table:table-cell>
          <table:table-cell office:value-type="string" calcext:value-type="string">
            <text:p>preɪ</text:p>
          </table:table-cell>
          <table:table-cell office:value-type="string" calcext:value-type="string">
            <text:p>Добыча</text:p>
            <text:p>a tiger stalking its pre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aise</text:p>
          </table:table-cell>
          <table:table-cell office:value-type="string" calcext:value-type="string">
            <text:p>reɪz</text:p>
          </table:table-cell>
          <table:table-cell office:value-type="string" calcext:value-type="string">
            <text:p>Поднять что-то</text:p>
            <text:p>Can you raise the lamp so I can see?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ed</text:p>
          </table:table-cell>
          <table:table-cell office:value-type="string" calcext:value-type="string">
            <text:p>riːd</text:p>
          </table:table-cell>
          <table:table-cell office:value-type="string" calcext:value-type="string">
            <text:p>тростник</text:p>
            <text:p>Reeds grew in clumps all along the river bank.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reign</text:p>
          </table:table-cell>
          <table:table-cell office:value-type="string" calcext:value-type="string">
            <text:p>reɪn</text:p>
          </table:table-cell>
          <table:table-cell office:value-type="string" calcext:value-type="string">
            <text:p>царствовать</text:p>
            <text:p>Queen Victoria reigned for 64 years.</text:p>
            <text:p>Царствование</text:p>
            <text:p>George VI reigned from 1936 to 1952.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rite</text:p>
          </table:table-cell>
          <table:table-cell office:value-type="string" calcext:value-type="string">
            <text:p>raɪt</text:p>
          </table:table-cell>
          <table:table-cell office:value-type="string" calcext:value-type="string">
            <text:p>обряд</text:p>
            <text:p>These traditional rites are performed only by the women of the village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ail</text:p>
          </table:table-cell>
          <table:table-cell/>
          <table:table-cell office:value-type="string" calcext:value-type="string">
            <text:p>совершать плавание</text:p>
            <text:p>Three tall ships sailed past.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sew</text:p>
          </table:table-cell>
          <table:table-cell office:value-type="string" calcext:value-type="string">
            <text:p>səʊ</text:p>
          </table:table-cell>
          <table:table-cell office:value-type="string" calcext:value-type="string">
            <text:p>шить</text:p>
            <text:p>Can you sew a patch on my jeans?</text:p>
            <text:p>She sewed the two sides together.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teak</text:p>
          </table:table-cell>
          <table:table-cell office:value-type="string" calcext:value-type="string">
            <text:p>steɪk</text:p>
          </table:table-cell>
          <table:table-cell office:value-type="string" calcext:value-type="string">
            <text:p>Бифштекс</text:p>
            <text:p>The next stop was a restaurant where I bought them each a steak dinner.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stake</text:p>
          </table:table-cell>
          <table:table-cell office:value-type="string" calcext:value-type="string">
            <text:p>steɪk</text:p>
          </table:table-cell>
          <table:table-cell office:value-type="string" calcext:value-type="string">
            <text:p>находиться под угрозой</text:p>
            <text:p>We have to act quickly - people's lives are at stake.</text:p>
            <text:p>доля (в компании)</text:p>
            <text:p>He has a 30 percent stake in the company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yre</text:p>
          </table:table-cell>
          <table:table-cell office:value-type="string" calcext:value-type="string">
            <text:p>taɪə</text:p>
          </table:table-cell>
          <table:table-cell office:value-type="string" calcext:value-type="string">
            <text:p>шина</text:p>
            <text:p>I had a flat tyre on the way home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ire</text:p>
          </table:table-cell>
          <table:table-cell/>
          <table:table-cell office:value-type="string" calcext:value-type="string">
            <text:p>уставать, утомлять</text:p>
            <text:p>As we neared the summit, we were tiring fast.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whine</text:p>
          </table:table-cell>
          <table:table-cell office:value-type="string" calcext:value-type="string">
            <text:p>waɪn</text:p>
          </table:table-cell>
          <table:table-cell office:value-type="string" calcext:value-type="string">
            <text:p>ныть, жаловаться</text:p>
            <text:p>The sergeant was whining about how hard he had been forced to work recently.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live</text:p>
          </table:table-cell>
          <table:table-cell office:value-type="string" calcext:value-type="string">
            <text:p>laiv</text:p>
          </table:table-cell>
          <table:table-cell office:value-type="string" calcext:value-type="string">
            <text:p>Живой</text:p>
            <text:p>We were so excited to see real live elephants.</text:p>
            <text:p>В прямом эфире</text:p>
            <text:p>There will be live TV coverage of tonight’s big match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ead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Свинец</text:p>
            <text:p>a lead pipe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wind</text:p>
          </table:table-cell>
          <table:table-cell office:value-type="string" calcext:value-type="string">
            <text:p>waɪnd</text:p>
          </table:table-cell>
          <table:table-cell office:value-type="string" calcext:value-type="string">
            <text:p>наматывать что-либо на что-либо</text:p>
            <text:p>The hair is divided into sections and wound around heated rods.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wound</text:p>
          </table:table-cell>
          <table:table-cell office:value-type="string" calcext:value-type="string">
            <text:p>waund</text:p>
          </table:table-cell>
          <table:table-cell office:value-type="string" calcext:value-type="string">
            <text:p>наматывать что-либо на что-либо </text:p>
            <text:p>The hair is divided into sections and wound around heated rods.</text:p>
            <text:p>She wound the rope around the tree.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house</text:p>
          </table:table-cell>
          <table:table-cell office:value-type="string" calcext:value-type="string">
            <text:p>haʊz</text:p>
          </table:table-cell>
          <table:table-cell office:value-type="string" calcext:value-type="string">
            <text:p>обеспечивать жильем</text:p>
            <text:p>The refugees are being housed in temporary accommodation.</text:p>
            <text:p>содержать, вмещать</text:p>
            <text:p>The museum houses a huge collection of paintings.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sow</text:p>
          </table:table-cell>
          <table:table-cell office:value-type="string" calcext:value-type="string">
            <text:p>saʊ</text:p>
          </table:table-cell>
          <table:table-cell office:value-type="string" calcext:value-type="string">
            <text:p>свинья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athing</text:p>
          </table:table-cell>
          <table:table-cell office:value-type="string" calcext:value-type="string">
            <text:p>ˈbeɪðɪŋ</text:p>
          </table:table-cell>
          <table:table-cell office:value-type="string" calcext:value-type="string">
            <text:p>Купания</text:p>
            <text:p>Is the beach safe for bathing?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tee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tow</text:p>
          </table:table-cell>
          <table:table-cell office:value-type="string" calcext:value-type="string">
            <text:p>təʊ</text:p>
          </table:table-cell>
          <table:table-cell office:value-type="string" calcext:value-type="string">
            <text:p>Буксировать</text:p>
            <text:p>His car was towed away by the police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ow</text:p>
          </table:table-cell>
          <table:table-cell office:value-type="string" calcext:value-type="string">
            <text:p>səʊ</text:p>
          </table:table-cell>
          <table:table-cell office:value-type="string" calcext:value-type="string">
            <text:p>сеять</text:p>
            <text:p>The farmers sow the seeds in the spring</text:p>
          </table:table-cell>
          <table:table-cell table:number-columns-repeated="1021"/>
        </table:table-row>
        <table:table-row table:style-name="ro6" table:number-rows-repeated="1048536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4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0">00/00/0000</text:date>, <text:time style:data-style-name="N2" text:time-value="01:14:43.31995942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23T23:09:38.384697876</meta:creation-date>
    <dc:title>vocabularyUnit</dc:title>
    <meta:editing-duration>P4DT20H39M20S</meta:editing-duration>
    <meta:editing-cycles>17</meta:editing-cycles>
    <meta:generator>LibreOffice/6.0.7.3$Linux_X86_64 LibreOffice_project/00m0$Build-3</meta:generator>
    <dc:date>2022-04-10T21:44:19.865104791</dc:date>
    <meta:document-statistic meta:table-count="1" meta:cell-count="107" meta:object-count="0"/>
    <meta:template xlink:type="simple" xlink:actuate="onRequest" xlink:title="vocabularyUnit" xlink:href="../../../../Templates/vocabularyUnit.ots" meta:date="2021-07-23T23:09:37.744245147"/>
  </office:meta>
</office:document-meta>
</file>